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1.3827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epal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उपयोग खर्च</text:p>
          </table:table-cell>
          <table:table-cell office:value-type="string" calcext:value-type="string">
            <text:p>बिद्युत महसूल <text:s text:c="6"/></text:p>
          </table:table-cell>
          <table:table-cell office:value-type="float" office:value="5500000" calcext:value-type="float">
            <text:p>5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उपयोग खर्च</text:p>
          </table:table-cell>
          <table:table-cell office:value-type="string" calcext:value-type="string">
            <text:p>खानेपानीरधा?ा महसूल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मसलन्द तथा ५पाई</text:p>
          </table:table-cell>
          <table:table-cell office:value-type="float" office:value="14150000" calcext:value-type="float">
            <text:p>1415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पत्र(पत्रिकारपुस्तक ख?िद <text:s/></text:p>
          </table:table-cell>
          <table:table-cell office:value-type="float" office:value="850000" calcext:value-type="float">
            <text:p>85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सानातिना सामान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कार्यालय मालामान</text:p>
          </table:table-cell>
          <table:table-cell office:value-type="float" office:value="6700000" calcext:value-type="float">
            <text:p>67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ालसामान</text:p>
          </table:table-cell>
          <table:table-cell office:value-type="string" calcext:value-type="string">
            <text:p>औषधि ख?िद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जन(शक्ति तालिम</text:p>
          </table:table-cell>
          <table:table-cell office:value-type="float" office:value="13500000" calcext:value-type="float">
            <text:p>135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अनु न्धानर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बै७क तथा मिति भत्ता <text:s/></text:p>
          </table:table-cell>
          <table:table-cell office:value-type="float" office:value="3000000" calcext:value-type="float">
            <text:p>30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बै७क तथा मिति खर्च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लेखा प?ीक्ष०ा शुल्क <text:s text:c="4"/>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लेखा प?ीक्ष०ा खर्च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प?ामर्श शुल्क</text:p>
          </table:table-cell>
          <table:table-cell office:value-type="float" office:value="7132000" calcext:value-type="float">
            <text:p>7132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ानूनी सल्लाहका? तथा अन्य शúल्क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दस्यता दर्तारनवीक?०ा शúल्क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र्मचा?ी पु?स्का?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कर्मचा?ी कल्या०ा कोष <text:s/></text:p>
          </table:table-cell>
          <table:table-cell office:value-type="float" office:value="40000000" calcext:value-type="float">
            <text:p>400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धुलाई खर्च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ेवा तथा तालिम</text:p>
          </table:table-cell>
          <table:table-cell office:value-type="string" calcext:value-type="string">
            <text:p>अन्य ेवा</text:p>
          </table:table-cell>
          <table:table-cell office:value-type="float" office:value="4200000" calcext:value-type="float">
            <text:p>42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ूचना तथा बि१ापन खर्च</text:p>
          </table:table-cell>
          <table:table-cell office:value-type="string" calcext:value-type="string">
            <text:p>सूचना प्रकाशन कार्यक्रम सम्बन्धी</text:p>
          </table:table-cell>
          <table:table-cell office:value-type="float" office:value="6200000" calcext:value-type="float">
            <text:p>62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ूचना तथा बि१ापन खर्च</text:p>
          </table:table-cell>
          <table:table-cell office:value-type="string" calcext:value-type="string">
            <text:p>शुभकामना, प्रचा? प्रसा? र बि१ापन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्रम०ा खर्च तथा दैनिक भत्ता</text:p>
          </table:table-cell>
          <table:table-cell office:value-type="string" calcext:value-type="string">
            <text:p>भ्रम०ा खर्च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्रम०ा खर्च तथा दैनिक भत्ता</text:p>
          </table:table-cell>
          <table:table-cell office:value-type="string" calcext:value-type="string">
            <text:p>दैनिक भत्ता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्रम०ा खर्च तथा दैनिक भत्ता</text:p>
          </table:table-cell>
          <table:table-cell office:value-type="string" calcext:value-type="string">
            <text:p>अन्य खर्च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वा?ी साधन सञ्चालन खर्च</text:p>
          </table:table-cell>
          <table:table-cell office:value-type="string" calcext:value-type="string">
            <text:p>सवा?ी बीमा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वा?ी साधन सञ्चालन खर्च</text:p>
          </table:table-cell>
          <table:table-cell office:value-type="string" calcext:value-type="string">
            <text:p>मर्मत सम्भा?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वा?ी साधन सञ्चालन खर्च</text:p>
          </table:table-cell>
          <table:table-cell office:value-type="string" calcext:value-type="string">
            <text:p>पे६«ोलरŠिजेल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ञ्चा? खर्च</text:p>
          </table:table-cell>
          <table:table-cell office:value-type="string" calcext:value-type="string">
            <text:p>ेहुलाकरकु?िय? वा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ञ्चा? खर्च</text:p>
          </table:table-cell>
          <table:table-cell office:value-type="string" calcext:value-type="string">
            <text:p>६ेलि!ोन तथा !््याक्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ञ्चा? खर्च</text:p>
          </table:table-cell>
          <table:table-cell office:value-type="string" calcext:value-type="string">
            <text:p>ईमेलरइ०६?ने६</text:p>
          </table:table-cell>
          <table:table-cell office:value-type="float" office:value="2000000" calcext:value-type="float">
            <text:p>2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म्भा?</text:p>
          </table:table-cell>
          <table:table-cell office:value-type="string" calcext:value-type="string">
            <text:p>भवन मर्मत</text:p>
          </table:table-cell>
          <table:table-cell office:value-type="float" office:value="9700000" calcext:value-type="float">
            <text:p>97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म्भा?</text:p>
          </table:table-cell>
          <table:table-cell office:value-type="string" calcext:value-type="string">
            <text:p>कार्यालय उप(क?०ा कम्प्यु६? मर्मत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म्भा?</text:p>
          </table:table-cell>
          <table:table-cell office:value-type="string" calcext:value-type="string">
            <text:p>अन्य कार्यालय उप(क?०ा मर्मत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म्भा?</text:p>
          </table:table-cell>
          <table:table-cell office:value-type="string" calcext:value-type="string">
            <text:p>!र्निच? मर्मत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मर्मत तथा म्भा?</text:p>
          </table:table-cell>
          <table:table-cell office:value-type="string" calcext:value-type="string">
            <text:p>अन्य मर्मत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ाŠारदस्तु?रशुल्क ? क?हरु</text:p>
          </table:table-cell>
          <table:table-cell office:value-type="string" calcext:value-type="string">
            <text:p>कार्यालय भवन भाŠा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भाŠारदस्तु?रशुल्क ? क?हरु</text:p>
          </table:table-cell>
          <table:table-cell office:value-type="string" calcext:value-type="string">
            <text:p>क? दस्तú?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त्तिय खर्च</text:p>
          </table:table-cell>
          <table:table-cell office:value-type="string" calcext:value-type="string">
            <text:p>बैड्ढ दस्तु?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त्तिय खर्च</text:p>
          </table:table-cell>
          <table:table-cell office:value-type="string" calcext:value-type="string">
            <text:p>ऋ०ाको ब्याज <text:s text:c="4"/></text:p>
          </table:table-cell>
          <table:table-cell office:value-type="float" office:value="30000000" calcext:value-type="float">
            <text:p>300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अनुदान तथा अन्य खर्च</text:p>
          </table:table-cell>
          <table:table-cell office:value-type="string" calcext:value-type="string">
            <text:p>आर्थिक हायता <text:s text:c="7"/></text:p>
          </table:table-cell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अनुदान तथा अन्य खर्च</text:p>
          </table:table-cell>
          <table:table-cell office:value-type="string" calcext:value-type="string">
            <text:p>बिशेष अनúदान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अनुदान तथा अन्य खर्च</text:p>
          </table:table-cell>
          <table:table-cell office:value-type="string" calcext:value-type="string">
            <text:p>ेमिना?(वर्कशप(गोष्७ी <text:s text:c="2"/></text:p>
          </table:table-cell>
          <table:table-cell office:value-type="float" office:value="2500000" calcext:value-type="float">
            <text:p>2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अनुदान तथा अन्य खर्च</text:p>
          </table:table-cell>
          <table:table-cell office:value-type="string" calcext:value-type="string">
            <text:p>?ाष्६ि«य उत्ब <text:s text:c="9"/></text:p>
          </table:table-cell>
          <table:table-cell office:value-type="float" office:value="1600000" calcext:value-type="float">
            <text:p>16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ीमा</text:p>
          </table:table-cell>
          <table:table-cell office:value-type="string" calcext:value-type="string">
            <text:p>अन्य म्पत्ति विमा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्वागत(अतिथी त्का?</text:p>
          </table:table-cell>
          <table:table-cell office:value-type="string" calcext:value-type="string">
            <text:p>उपहा? <text:s text:c="5"/>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्वागत(अतिथी त्का?</text:p>
          </table:table-cell>
          <table:table-cell office:value-type="string" calcext:value-type="string">
            <text:p>अतिथी त्का? तथा जलपान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स्वागत(अतिथी त्का?</text:p>
          </table:table-cell>
          <table:table-cell office:value-type="string" calcext:value-type="string">
            <text:p>अन्य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पूजा खर्च</text:p>
          </table:table-cell>
          <table:table-cell office:value-type="string" calcext:value-type="string">
            <text:p>दशै तिहा?मा समेत पूजा खर्च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table:number-columns-repeated="2" office:value-type="string" calcext:value-type="string">
            <text:p>अन्य विविध खर्च</text:p>
          </table:table-cell>
          <table:table-cell office:value-type="float" office:value="6300000" calcext:value-type="float">
            <text:p>63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भवनमा ह्रास क६ृी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उपक?०ा कम्प्यú६?मा ह्रास क६ृी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अन्य उपक?०ामा ह्रास क६ृी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!र्निच? !िक्स्च?मा ह्रास क६ृी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सवा?ी साधन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ह्रास क६ृी</text:p>
          </table:table-cell>
          <table:table-cell office:value-type="string" calcext:value-type="string">
            <text:p>स)यन्त्र तथा उप(क?०ामा ह्रास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आम्दानी !िर्ता खर्च</text:p>
          </table:table-cell>
          <table:table-cell office:value-type="string" calcext:value-type="string">
            <text:p>अन्य आय तथा क?, दस्तु? <text:s text:c="5"/></text:p>
          </table:table-cell>
          <table:table-cell office:value-type="float" office:value="10500000" calcext:value-type="float">
            <text:p>10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आम्दानी !िर्ता खर्च</text:p>
          </table:table-cell>
          <table:table-cell office:value-type="string" calcext:value-type="string">
            <text:p>अन्य आय तथा क?, दस्तु? <text:s text:c="5"/>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गत वर्षको खर्च</text:p>
          </table:table-cell>
          <table:table-cell office:value-type="string" calcext:value-type="string">
            <text:p>ेवाको बक्यौता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गत वर्षको खर्च</text:p>
          </table:table-cell>
          <table:table-cell office:value-type="string" calcext:value-type="string">
            <text:p>अन्य बक्यौता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string" calcext:value-type="string">
            <text:p>कार्यालय सञ्चालन खर्च</text:p>
          </table:table-cell>
          <table:table-cell office:value-type="string" calcext:value-type="string">
            <text:p>बिगत वर्षको खर्च</text:p>
          </table:table-cell>
          <table:table-cell office:value-type="string" calcext:value-type="string">
            <text:p>पेश्की !५्र्यौ६बा६ खर्च</text:p>
          </table:table-cell>
          <table:table-cell office:value-type="float" office:value="5000000" calcext:value-type="float">
            <text:p>500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pali" svg:font-family="Nepali" style:font-pitch="variable" style:font-charset="x-symbo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4:40:51.9020811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2T14:21:49.599062503</meta:creation-date>
    <dc:date>2015-01-22T14:45:46.819993599</dc:date>
    <meta:editing-duration>PT23S</meta:editing-duration>
    <meta:editing-cycles>5</meta:editing-cycles>
    <meta:generator>LibreOffice/4.2.4.2$Linux_x86 LibreOffice_project/420m0$Build-2</meta:generator>
    <meta:document-statistic meta:table-count="1" meta:cell-count="244" meta:object-count="0"/>
  </office:meta>
</office:document-meta>
</file>